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6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justify" fo:margin-left="110.55pt" fo:text-indent="-2.75pt">
        <style:tab-stops>
          <style:tab-stop style:position="11.60pt"/>
          <style:tab-stop style:position="3179.10pt" style:type="center"/>
        </style:tab-stops>
      </style:paragraph-properties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36.00pt" fo:text-indent="0.00pt"/>
    </style:style>
    <style:style style:name="P22" style:family="paragraph">
      <style:paragraph-properties fo:line-height="100.00%" fo:text-align="left" fo:margin-left="71.45pt" fo:text-indent="0.00pt"/>
    </style:style>
    <style:style style:name="P23" style:family="paragraph">
      <style:paragraph-properties fo:line-height="100.00%" fo:text-align="left" fo:margin-left="36.00pt" fo:text-indent="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36.00pt" fo:text-indent="0.00pt"/>
    </style:style>
    <style:style style:name="P26" style:family="paragraph">
      <style:paragraph-properties fo:line-height="100.00%" fo:text-align="justify" fo:margin-left="36.00pt" fo:text-indent="0.00pt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left" fo:margin-left="36.00pt" fo:text-indent="-18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35.45pt" fo:text-indent="0.00pt"/>
    </style:style>
    <style:style style:name="P35" style:family="paragraph">
      <style:paragraph-properties fo:line-height="100.00%" fo:text-align="left" fo:margin-left="36.00pt" fo:text-indent="-18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36.00pt" fo:text-indent="-18.00pt"/>
    </style:style>
    <style:style style:name="TableColumn0100" style:family="table-column">
      <style:table-column-properties style:column-width="1.696528in"/>
    </style:style>
    <style:style style:name="TableColumn0101" style:family="table-column">
      <style:table-column-properties style:column-width="1.206250in"/>
    </style:style>
    <style:style style:name="Table01" style:family="table">
      <style:table-properties style:width="2.902778in" fo:margin-left="1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Normativa</text:span></text:p>
      <text:p text:style-name="P1"><text:span text:style-name="T2"/></text:p>
      <text:p text:style-name="P2"><text:span text:style-name="T3">Lee atentamente las siguientes instrucciones antes de empezar a resolver el examen:</text:span></text:p>
      <text:p text:style-name="P2"><text:span text:style-name="T4">—</text:span><text:span text:style-name="T5"><text:s/>El examen solo es práctico.</text:span></text:p>
      <text:p text:style-name="P2"><text:span text:style-name="T6">—</text:span><text:span text:style-name="T7"><text:s/>Duración del examen: 2 horas.</text:span></text:p>
      <text:p text:style-name="P2"><text:span text:style-name="T8">—</text:span><text:span text:style-name="T9"><text:s/>Utiliza hojas diferentes para la soluci</text:span><text:span text:style-name="T10">ón de las preguntas y de cada uno de los problemas.</text:span></text:p>
      <text:p text:style-name="P2"><text:span text:style-name="T11">—</text:span><text:span text:style-name="T12"><text:s/>Puedes pedir hojas adicionales si no completas con las que se te han entregado.</text:span></text:p>
      <text:p text:style-name="P2"><text:span text:style-name="T13">—</text:span><text:span text:style-name="T14"><text:s/>Empieza poniendo tu nombre y apellidos con letra clara en la parte superior de cada hoja.</text:span></text:p>
      <text:p text:style-name="P2"><text:span text:style-name="T15">—</text:span><text:span text:style-name="T16"><text:s/>Puedes utilizar l</text:span><text:span text:style-name="T17">ápiz y borrar lo que desees. Puedes entregar la solución final escrita con lápiz si lo deseas. Tacha o borra claramente aquello que entregues y no desees que se tenga en cuenta en la</text:span></text:p>
      <text:p text:style-name="P2"><text:span text:style-name="T17">evaluación.</text:span></text:p>
      <text:p text:style-name="P2"><text:span text:style-name="T18">—</text:span><text:span text:style-name="T19"><text:s/>La organizaci</text:span><text:span text:style-name="T20">ón del examen y la distribución de puntos en los diferentes ejercicios propuestos se</text:span></text:p>
      <text:p text:style-name="P2"><text:span text:style-name="T20">resume en la siguiente tabla:</text:span></text:p>
      <text:p text:style-name="P2"><text:span text:style-name="T2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22">Ejercicios</text:span><text:span text:style-name="T23"/></text:p>
          </table:table-cell>
          <table:table-cell table:style-name="TableCell010001">
            <text:p text:style-name="P4"><text:span text:style-name="T24">Puntos</text:span><text:span text:style-name="T25"/></text:p>
          </table:table-cell>
        </table:table-row>
        <table:table-row table:style-name="TableRow0101">
          <table:table-cell table:style-name="TableCell010100">
            <text:p text:style-name="P7"><text:span text:style-name="T26">1<text:s text:c="2"/>(SQL)</text:span><text:span text:style-name="T27"/></text:p>
          </table:table-cell>
          <table:table-cell table:style-name="TableCell010101">
            <text:p text:style-name="P7"><text:span text:style-name="T28">20</text:span><text:span text:style-name="T29"/></text:p>
          </table:table-cell>
        </table:table-row>
        <table:table-row table:style-name="TableRow0102">
          <table:table-cell table:style-name="TableCell010200">
            <text:p text:style-name="P9"><text:span text:style-name="T30">2 (BD)</text:span><text:span text:style-name="T31"/></text:p>
          </table:table-cell>
          <table:table-cell table:style-name="TableCell010201">
            <text:p text:style-name="P9"><text:span text:style-name="T32">20</text:span><text:span text:style-name="T33"/></text:p>
          </table:table-cell>
        </table:table-row>
        <table:table-row table:style-name="TableRow0103">
          <table:table-cell table:style-name="TableCell010300">
            <text:p text:style-name="P11"><text:span text:style-name="T34">3 (Desarrollo)</text:span><text:span text:style-name="T35"/></text:p>
          </table:table-cell>
          <table:table-cell table:style-name="TableCell010301">
            <text:p text:style-name="P11"><text:span text:style-name="T36">60</text:span><text:span text:style-name="T37"/></text:p>
          </table:table-cell>
        </table:table-row>
        <table:table-row table:style-name="TableRow0104">
          <table:table-cell table:style-name="TableCell010400">
            <text:p text:style-name="P13"><text:span text:style-name="T38">Total</text:span><text:span text:style-name="T39"/></text:p>
          </table:table-cell>
          <table:table-cell table:style-name="TableCell010401">
            <text:p text:style-name="P13"><text:span text:style-name="T40">100</text:span><text:span text:style-name="T41"/></text:p>
          </table:table-cell>
        </table:table-row>
      </table:table>
      <text:p text:style-name="P15"><text:span text:style-name="T41"/></text:p>
      <text:p text:style-name="P16"><text:span text:style-name="T41"/></text:p>
      <text:p text:style-name="P16"><text:span text:style-name="T41"/></text:p>
      <text:p text:style-name="P17"><text:span text:style-name="T42">Nota:</text:span></text:p>
      <text:p text:style-name="P18"><text:span text:style-name="T43">La calificación aprobatoria para participantes internos será de 70 puntos y para participantes externos será de 75 puntos.</text:span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list text:style-name="L20">
        <text:list-item>
          <text:p text:style-name="P20"><text:span text:style-name="T45">SQL</text:span></text:p>
        </text:list-item>
      </text:list>
      <text:p text:style-name="P21"><text:span text:style-name="T46"/></text:p>
      <text:p text:style-name="P21"><text:span text:style-name="T47">1.1) Describe brevemente el funcionamiento del JOIN en el lenguaje de consultas estructurado, los tipos de JOIN's y realiza las siguientes consultas (1.2 y 1.3) tomando como base las tablas dadas. </text:span></text:p>
      <text:p text:style-name="P21"><text:span text:style-name="T48">El join se utiliza para unir los datos de diferentes tablas o combinar filas.</text:span></text:p>
      <text:p text:style-name="P21"><text:span text:style-name="T48">Tipos de JOIN</text:span></text:p>
      <text:p text:style-name="P21"><text:span text:style-name="T48">1.- INNER JOIN toma los datos que coincidan entre 2 tablas es el join más comun </text:span></text:p>
      <text:p text:style-name="P21"><text:span text:style-name="T48">2.- RIGHT JOIN selecciona los datos de la tabla de la derecha con las filas que coincidan con la tabla de la izquierda.</text:span></text:p>
      <text:p text:style-name="P21"><text:span text:style-name="T48">3.-LEFT JOIN devolvera los registros de la tabla izquierda y los registros que coincidan con la tabla derecha</text:span></text:p>
      <text:p text:style-name="P21"><text:span text:style-name="T48">4.- CROSS JOIN combina cada fila de la tabla de la izquierda con la de la derecha</text:span></text:p>
      <text:p text:style-name="P21"><text:span text:style-name="T48"/></text:p>
      <text:p text:style-name="P22"><text:span text:style-name="T49">Tablas :</text:span></text:p>
      <text:p text:style-name="P22"><draw:frame text:anchor-type="as-char" svg:width="104.99mm" svg:height="30.48mm" style:rel-width="scale" style:rel-height="scale"><draw:object-ole xlink:href="OleObj1"/><draw:image xlink:href="ObjectReplacements/OleObj1"/></draw:frame><text:span text:style-name="T51">Datos de la tabla<text:s/></text:span><text:span text:style-name="T52">miembros</text:span><text:span text:style-name="T53">:<text:s text:c="39"/>Datos de la tabla<text:s/></text:span><text:span text:style-name="T54">comidamiembros</text:span><text:span text:style-name="T55">:</text:span></text:p>
      <text:p text:style-name="P23"><text:span text:style-name="T55"><text:s/>Papá<text:s text:c="8"/>- 42<text:s text:c="68"/>Sopa - Hijo <text:line-break/> Mamá<text:s text:c="5"/>- 45<text:s text:c="69"/>Enchiladas - Papá <text:line-break/> Hija<text:s text:c="8"/>- 19<text:s text:c="69"/>Ensalada - Mamá <text:line-break/> Hijo<text:s text:c="8"/>- 16 <text:line-break/> Perro<text:s text:c="6"/>- 2 <text:line-break/><text:line-break/>1.2).- Obtener todos los miembros de la familia que tengan una comida asignada (usa cualquier tipo de JOIN).</text:span></text:p>
      <text:p text:style-name="P23"><text:span text:style-name="T56">SELECT m.miembro</text:span></text:p>
      <text:p text:style-name="P23"><text:span text:style-name="T56">FROM miembros m</text:span></text:p>
      <text:p text:style-name="P23"><text:span text:style-name="T56">INNER JOIN comidamiembros cm ON m.miembro = cm.miembro;<text:line-break/></text:span><text:span text:style-name="T57">1.3).- Obtener todos los miembros de la familia con su respectiva comida asignada; incluir los miembros que no tienen comida asignada (usa cualquier tipo de JOIN). </text:span></text:p>
      <text:p text:style-name="P23"><text:span text:style-name="T58">SELECT m.miembro, cm.comida</text:span></text:p>
      <text:p text:style-name="P23"><text:span text:style-name="T58">FROM miembros m</text:span></text:p>
      <text:p text:style-name="P23"><text:span text:style-name="T58">LEFT JOIN comidamiembros cm ON m.miembro = cm.miembro;</text:span></text:p>
      <text:p text:style-name="P23"><text:span text:style-name="T59"/></text:p>
      <text:list text:style-name="L24">
        <text:list-item>
          <text:p text:style-name="P24"><text:span text:style-name="T60"><text:s/>(BD)<text:s text:c="2"/>Crea un diagrama relacional de bases de datos para el siguiente problema:</text:span></text:p>
        </text:list-item>
      </text:list>
      <text:p text:style-name="P25"><text:span text:style-name="T61"/></text:p>
      <text:p text:style-name="P26"><text:span text:style-name="T62">La empresa necesita para su portal web un sistema de noticias, en el cual se permita publicar varias notas (solo personal interno de la empresa) y a estas se les permita hacer comentarios por cualquier usuario registrado. Es necesario que a cualquier comentario se le pueda dar respuesta (por cualquier otro usuario).</text:span></text:p>
      <text:p text:style-name="P26"><text:span text:style-name="T63"/></text:p>
      <text:p text:style-name="P26"><text:span text:style-name="T64">Es importante saber: </text:span></text:p>
      <text:p text:style-name="P26"><text:span text:style-name="T64">Que usuario (interno) subio la nota.</text:span></text:p>
      <text:p text:style-name="P26"><text:span text:style-name="T64">Quien comento la nota (saber si es usuario interno o externo)</text:span></text:p>
      <text:p text:style-name="P26"><text:span text:style-name="T64">Fecha y hora del comentario.</text:span></text:p>
      <text:p text:style-name="P26"><text:span text:style-name="T64">Respuesta del comentario, usuario que respondio, fecha y hora.</text:span></text:p>
      <text:p text:style-name="P27"><text:span text:style-name="T65"/></text:p>
      <text:p text:style-name="P27"><text:span text:style-name="T65"/></text:p>
      <text:p text:style-name="P27"><text:span text:style-name="T65"/></text:p>
      <text:p text:style-name="P28"><text:span text:style-name="T66">NOTA</text:span><text:span text:style-name="T67"><text:s/>: Actualmente solo se cuenta con la tabla de personal (con los siguientes campos idpersonal, apepaterno, apematerno, nombre, direccion, fechadeingreso; la llave primaria es el idpersonal).<text:s text:c="2"/>Hay que considerar que también se tiene que crear la tabla para el registro de los usuarios y distinguir si son usuarios internos o externos.</text:span></text:p>
      <text:p text:style-name="P29"><text:span text:style-name="T68"/></text:p>
      <text:p text:style-name="P30"><draw:frame text:anchor-type="as-char" svg:width="152.40mm" svg:height="77.26mm" style:rel-width="scale" style:rel-height="scale"><draw:object-ole xlink:href="OleObj2"/><draw:image xlink:href="ObjectReplacements/OleObj2"/></draw:frame><text:span text:style-name="T68"/></text:p>
      <text:p text:style-name="P31"><text:span text:style-name="T68"/></text:p>
      <text:p text:style-name="P31"><text:span text:style-name="T68"/></text:p>
      <text:list text:style-name="L32">
        <text:list-item>
          <text:p text:style-name="P32"><text:span text:style-name="T69">(Desarrollo) Crear una aplicación (preferentemente web) para el problema planteado en el punto número 2.</text:span></text:p>
        </text:list-item>
      </text:list>
      <text:p text:style-name="P33"><text:span text:style-name="T70"/></text:p>
      <text:p text:style-name="P34"><text:span text:style-name="T71">Se desea que el sistema tenga solo el módulo de captura de Noticias, consulta de noticias, comentarios y respuestas.</text:span></text:p>
      <text:p text:style-name="P35"><text:span text:style-name="T72"/></text:p>
      <text:p text:style-name="P35"><text:span text:style-name="T73">Nota:</text:span></text:p>
      <text:p text:style-name="P35"><text:span text:style-name="T74">Datos para el desarrollo de la apliacación en instalaciones de Transportes Castores</text:span></text:p>
      <text:p text:style-name="P35"><text:span text:style-name="T74">El DBMS es<text:s/></text:span><text:span text:style-name="T75">Mysql 5.0.41</text:span><text:span text:style-name="T76">.</text:span></text:p>
      <text:p text:style-name="P35"><text:span text:style-name="T76">El servidor donde se debe crear la base de datos es<text:s/></text:span><text:span text:style-name="T77">192.168.0.126</text:span></text:p>
      <text:p text:style-name="P35"><text:span text:style-name="T78">La base de datos a crear, será el nombre del participante.</text:span></text:p>
      <text:p text:style-name="P35"><text:span text:style-name="T78">El usuario para conectarte es:<text:s text:c="3"/></text:span><text:span text:style-name="T79">prueba</text:span></text:p>
      <text:p text:style-name="P35"><text:span text:style-name="T80">El password<text:s text:c="2"/>es:</text:span><text:span text:style-name="T81"><text:s/>prueba</text:span></text:p>
      <text:p text:style-name="P35"><text:span text:style-name="T82">Puerto :</text:span><text:span text:style-name="T83"><text:s/>3306</text:span></text:p>
      <text:p text:style-name="P36"><text:span text:style-name="T84"/></text:p>
      <text:p text:style-name="P36"><text:span text:style-name="T85"><text:tab/>Para realizar la aplicación fuera de las instalaciones de Transportes Castores, puedes utilizar <text:tab/>SQL o MySQL instalado de manera local en tu equipo, así como el ambiente necesario para <text:tab/>el desarrollo según el lenguaje de programación elegido; lo único requerido es que al <text:tab/>finalizar se compartan los siguientes datos:</text:span></text:p>
      <text:p text:style-name="P36"><text:span text:style-name="T85"><text:tab/></text:span></text:p>
      <text:p text:style-name="P36"><text:span text:style-name="T85"><text:tab/>Script de Base de Datos</text:span></text:p>
      <text:p text:style-name="P36"><text:span text:style-name="T85"><text:tab/>Acceso a la aplicación</text:span></text:p>
      <text:p text:style-name="P36"><text:span text:style-name="T85"><text:tab/>Envío del código completo</text:span></text:p>
      <text:p text:style-name="P36"><text:span text:style-name="T85"><text:tab/>Si se tiene alguna especificación adicional (usuario, contraseña, etc) por favor mencionarla <text:tab/>en algún apartado de comentarios dentro de la evaluación</text:span></text:p>
      <text:p text:style-name="P36"><text:span text:style-name="T86"/></text:p>
      <text:p text:style-name="P37"><text:span text:style-name="T87">Para conectarte a la BD puedes revisar internet para recordar como se realiza la conexión.</text:span></text:p>
      <text:p text:style-name="P37"><text:span text:style-name="T88"/></text:p>
      <text:p text:style-name="P37"><text:span text:style-name="T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